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42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8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74pt solid #000000" style:vertical-align="middle"/>
    </style:style>
    <style:style style:name="ce3" style:family="table-cell" style:parent-style-name="Default">
      <style:table-cell-properties style:text-align-source="value-type" style:repeat-content="false" style:vertical-align="middl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border="0.74pt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1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cm"/>
    </style:style>
    <style:style style:name="ce23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value-type" style:repeat-content="false" fo:background-color="transparent" fo:border="0.74pt solid #000000" style:vertical-align="middle"/>
      <style:paragraph-properties fo:margin-left="0cm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9"/>
        <table:table-column table:style-name="co8" table:default-cell-style-name="ce19"/>
        <table:table-column table:style-name="co9" table:default-cell-style-name="ce24"/>
        <table:table-column table:style-name="co10" table:default-cell-style-name="ce19"/>
        <table:table-column table:style-name="co2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8" office:value-type="string" calcext:value-type="string">
            <text:p>Maskinell endelig?</text:p>
          </table:table-cell>
          <table:table-cell table:style-name="ce8" office:value-type="string" calcext:value-type="string">
            <text:p>Innsyn sendt</text:p>
          </table:table-cell>
          <table:table-cell table:style-name="ce8" office:value-type="string" calcext:value-type="string">
            <text:p>Innsyn ferdig</text:p>
          </table:table-cell>
          <table:table-cell table:style-name="ce8" office:value-type="string" calcext:value-type="string">
            <text:p>Forhånd kommune</text:p>
          </table:table-cell>
          <table:table-cell table:style-name="ce8" office:value-type="string" calcext:value-type="string">
            <text:p>Forhånd fylke</text:p>
          </table:table-cell>
          <table:table-cell table:style-name="ce8" office:value-type="string" calcext:value-type="string">
            <text:p>Kretser kommune</text:p>
          </table:table-cell>
          <table:table-cell table:style-name="ce8" office:value-type="string" calcext:value-type="string">
            <text:p>Kretser fylke</text:p>
          </table:table-cell>
          <table:table-cell table:style-name="ce25" office:value-type="string" calcext:value-type="string">
            <text:p>Status kontroll/klage</text:p>
          </table:table-cell>
          <table:table-cell table:style-name="ce8" office:value-type="string" calcext:value-type="string">
            <text:p>Svar via innsynsforespørsel</text:p>
          </table:table-cell>
          <table:table-cell table:style-name="ce28"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Bjerkreim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20" office:value-type="string" calcext:value-type="string">
            <text:p>1 av 1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 office:value-type="string" calcext:value-type="string">
            <text:p>Godt dokumentert. Kladd for første og andre telling. Stikkprøvekontroll dokumentert. Maskinell første gang i år.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Bokn</text:p>
          </table:table-cell>
          <table:table-cell table:style-name="ce10" office:value-type="string" calcext:value-type="string">
            <text:p>Manuell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Pågår</text:p>
          </table:table-cell>
          <table:table-cell table:number-columns-repeated="2" table:style-name="ce17" office:value-type="string" calcext:value-type="string">
            <text:p>Nei</text:p>
          </table:table-cell>
          <table:table-cell table:number-columns-repeated="2" table:style-name="ce10" office:value-type="string" calcext:value-type="string">
            <text:p>Ja</text:p>
          </table:table-cell>
          <table:table-cell table:style-name="ce22" office:value-type="string" calcext:value-type="string">
            <text:p>Ikke fått dataene enda, men hører til å finnes.</text:p>
          </table:table-cell>
          <table:table-cell table:style-name="ce21" office:value-type="string" calcext:value-type="string">
            <text:p>Sorterer partier i konvolutter og skriver antall på de. Skal sende bilde av disse. Ikke journalført utover at vi spurte. Få forhåndsstemmer, så trolig ingen notater på dette.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Eigersund</text:p>
          </table:table-cell>
          <table:table-cell table:style-name="ce11" office:value-type="string" calcext:value-type="string">
            <text:p>Ikke besvart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Purret</text:p>
          </table:table-cell>
          <table:table-cell table:style-name="ce17" office:value-type="string" calcext:value-type="string" table:number-columns-spanned="4" table:number-rows-spanned="1">
            <text:p>Nei / Ukjent. Ikke besvart.</text:p>
          </table:table-cell>
          <table:covered-table-cell table:style-name="ce12"/>
          <table:covered-table-cell table:number-columns-repeated="2" table:style-name="ce21"/>
          <table:table-cell table:style-name="ce14"/>
          <table:table-cell table:style-name="ce21" office:value-type="string" calcext:value-type="string">
            <text:p>Ingen svar fra Eigersund (postmottak, 21.09). Purret (postmottak+valgansvarlig, 29.09). <text:span text:style-name="T1">Brudd på Offentleglova.</text:span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Gjesdal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20" office:value-type="string" calcext:value-type="string">
            <text:p>4 av 4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 office:value-type="string" calcext:value-type="string">
            <text:p>Tatt vare på og fått innsyn i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Haugesund</text:p>
          </table:table-cell>
          <table:table-cell table:style-name="ce11" office:value-type="string" calcext:value-type="string">
            <text:p>Ikke besvart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Excel-ark for forhånd. <text:span text:style-name="T1">Intet for valgting.</text:span>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Hjelmeland</text:p>
          </table:table-cell>
          <table:table-cell table:style-name="ce11" office:value-type="string" calcext:value-type="string">
            <text:p>Ikke besvart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4" table:style-name="ce18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<text:span text:style-name="T1">Kastet</text:span>. Valgprotokoll for stemmestyre for hånd, men ikke selve opptellinga i følge svar på innsyn. Konvolutta med bunker på 50 hadde tall på utsiden. Disse ble kastet.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Hå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4" table:style-name="ce18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Kun registrert i EVA. Ingen skjema/notat fra stemmestyrene. Opplæres til at ingen slike skal eksistere.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Karmøy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Ingen opptellingen notert ned utenfor EVA. Valgansvarlig vet ikke om disse har eksistert og blitt kastet, eller aldri blitt notert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Klepp</text:p>
          </table:table-cell>
          <table:table-cell table:style-name="ce9" office:value-type="string" calcext:value-type="string">
            <text:p>Maskinell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Pågår</text:p>
          </table:table-cell>
          <table:table-cell table:number-columns-repeated="2" table:style-name="ce18" office:value-type="string" calcext:value-type="string">
            <text:p>?</text:p>
          </table:table-cell>
          <table:table-cell table:number-columns-repeated="2" table:style-name="ce18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Har kun tall i EVA. Lite detaljer i svar. Venter oppfølgingsspørsmål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Kvitsøy</text:p>
          </table:table-cell>
          <table:table-cell table:style-name="ce10" office:value-type="string" calcext:value-type="string">
            <text:p>Manu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 office:value-type="string" calcext:value-type="string">
            <text:p>Klage sendt fylke</text:p>
          </table:table-cell>
          <table:table-cell table:style-name="ce21" office:value-type="string" calcext:value-type="string">
            <text:p>Kun rundt 420 stemmer. Postitlapper <text:span text:style-name="T1">kastet</text:span>. Ført inn i EVA fra postitlapper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Lund</text:p>
          </table:table-cell>
          <table:table-cell table:style-name="ce11" office:value-type="string" calcext:value-type="string">
            <text:p>Ikke besvart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Kun i EVA. Opptellingsmetode ikke besvart. Sier dokument ikke har eksistert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Randaberg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26" office:value-type="string" calcext:value-type="string">
            <text:p>Klage sendt kommune og fylke</text:p>
          </table:table-cell>
          <table:table-cell table:style-name="ce21" office:value-type="string" calcext:value-type="string">
            <text:p>Postitlapper <text:span text:style-name="T1">kastet</text:span>. Ført inn i EVA fra postitlapper. Postitlapper ikke arkivverdig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andnes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style-name="ce17" office:value-type="string" calcext:value-type="string">
            <text:p>13 av 15</text:p>
          </table:table-cell>
          <table:table-cell table:style-name="ce17" office:value-type="string" calcext:value-type="string">
            <text:p>10 av 15</text:p>
          </table:table-cell>
          <table:table-cell table:style-name="ce26" office:value-type="string" calcext:value-type="string">
            <text:p>Klage sendt kommune og fylke</text:p>
          </table:table-cell>
          <table:table-cell table:style-name="ce21" office:value-type="string" calcext:value-type="string">
            <text:p>Flere oversikter <text:span text:style-name="T1">kastet</text:span>. Tidlig innsyn gjorde at de andre ble sendt over. Skulle kastes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auda</text:p>
          </table:table-cell>
          <table:table-cell table:style-name="ce11" office:value-type="string" calcext:value-type="string">
            <text:p>Ikke besvart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Pågår</text:p>
          </table:table-cell>
          <table:table-cell table:number-columns-repeated="4" table:style-name="ce18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Svært kort svar. Oppfølgingsspørsmål ikke besvart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okndal</text:p>
          </table:table-cell>
          <table:table-cell table:style-name="ce10" office:value-type="string" calcext:value-type="string">
            <text:p>Manu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26" office:value-type="string" calcext:value-type="string">
            <text:p>Klage sendt kommune og fylke</text:p>
          </table:table-cell>
          <table:table-cell table:style-name="ce21" office:value-type="string" calcext:value-type="string">
            <text:p>Kladdet opptelling og kontrolltelte den. <text:span text:style-name="T1">Makulert</text:span> etter det ble ført inn i EVA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ola</text:p>
          </table:table-cell>
          <table:table-cell table:style-name="ce11" office:value-type="string" calcext:value-type="string">
            <text:p>Ikke besvart</text:p>
          </table:table-cell>
          <table:table-cell table:style-name="ce10" office:value-type="string" calcext:value-type="string">
            <text:p>X</text:p>
          </table:table-cell>
          <table:table-cell table:style-name="ce17" office:value-type="string" calcext:value-type="string">
            <text:p>Nei</text:p>
          </table:table-cell>
          <table:table-cell table:style-name="ce17" office:value-type="string" calcext:value-type="string" table:number-columns-spanned="4" table:number-rows-spanned="1">
            <text:p>Nei / Ukjent. Ikke besvart.</text:p>
          </table:table-cell>
          <table:covered-table-cell table:style-name="ce12"/>
          <table:covered-table-cell table:number-columns-repeated="2" table:style-name="ce21"/>
          <table:table-cell table:style-name="ce14"/>
          <table:table-cell table:style-name="ce21"/>
          <table:table-cell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tavanger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4" table:style-name="ce18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<text:span text:style-name="T1">Kommunen har kastet notater</text:span>.Stemmestyre legger inn i EVA. Leverer ikke inn noe for hånd. Ikke besvart oppfølgingsspørsmål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trand</text:p>
          </table:table-cell>
          <table:table-cell table:style-name="ce11" office:value-type="string" calcext:value-type="string">
            <text:p>Ikke besvart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20" office:value-type="string" calcext:value-type="string">
            <text:p>1 av 1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/>
          <table:table-cell table:number-columns-repeated="1013"/>
        </table:table-row>
        <table:table-row table:style-name="ro3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Suldal</text:p>
          </table:table-cell>
          <table:table-cell table:style-name="ce11" office:value-type="string" calcext:value-type="string">
            <text:p>Ikke besvart</text:p>
          </table:table-cell>
          <table:table-cell table:style-name="ce10" office:value-type="string" calcext:value-type="string">
            <text:p>X</text:p>
          </table:table-cell>
          <table:table-cell table:style-name="ce16" office:value-type="string" calcext:value-type="string">
            <text:p>Pågår</text:p>
          </table:table-cell>
          <table:table-cell table:number-columns-repeated="2" table:style-name="ce18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4 av 5</text:p>
          </table:table-cell>
          <table:table-cell table:style-name="ce14" office:value-type="string" calcext:value-type="string">
            <text:p>Noe data mottatt. Noe kan kontrolleres.</text:p>
          </table:table-cell>
          <table:table-cell table:style-name="ce21" office:value-type="string" calcext:value-type="string">
            <text:p>Mottatt flere møtebøker med opptelling per parti. Ene ser ut til å mangle. Ellers OK. Ukjent på forhånd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Time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10" office:value-type="string" calcext:value-type="string">
            <text:p>5 av 5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 office:value-type="string" calcext:value-type="string">
            <text:p>Tatt vare på og fått innsyn i.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Tysvær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Ja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 office:value-type="string" calcext:value-type="string">
            <text:p>Godt dokumentert. Ark for hvert parti. Signatur av dobbel opptelling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Utsira</text:p>
          </table:table-cell>
          <table:table-cell table:style-name="ce10" office:value-type="string" calcext:value-type="string">
            <text:p>Manu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 office:value-type="string" calcext:value-type="string">
            <text:p>Klage sendt fylke</text:p>
          </table:table-cell>
          <table:table-cell table:style-name="ce21" office:value-type="string" calcext:value-type="string">
            <text:p>Kun rundt 150 stemmer. Legger rett i EVA. 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Rogaland</text:p>
          </table:table-cell>
          <table:table-cell table:style-name="ce5" office:value-type="string" calcext:value-type="string">
            <text:p>Vindafjord</text:p>
          </table:table-cell>
          <table:table-cell table:style-name="ce9" office:value-type="string" calcext:value-type="string">
            <text:p>Maskin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Nei</text:p>
          </table:table-cell>
          <table:table-cell table:number-columns-repeated="2" table:style-name="ce17" office:value-type="string" calcext:value-type="string">
            <text:p>Nei</text:p>
          </table:table-cell>
          <table:table-cell table:style-name="ce14"/>
          <table:table-cell table:style-name="ce21" office:value-type="string" calcext:value-type="string">
            <text:p>Forhånd rett i EVA. Stemmestyrene sine notat blir <text:span text:style-name="T1">kastet</text:span>.</text:p>
          </table:table-cell>
          <table:table-cell table:number-columns-repeated="1013"/>
        </table:table-row>
        <table:table-row table:style-name="ro1" table:number-rows-repeated="2">
          <table:table-cell table:style-name="ce2"/>
          <table:table-cell table:style-name="ce5"/>
          <table:table-cell table:style-name="ce12" table:number-columns-repeated="5"/>
          <table:table-cell table:style-name="ce21" table:number-columns-repeated="2"/>
          <table:table-cell table:style-name="ce14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øre og Romsdal</text:p>
          </table:table-cell>
          <table:table-cell table:style-name="ce5" office:value-type="string" calcext:value-type="string">
            <text:p>Hareid</text:p>
          </table:table-cell>
          <table:table-cell table:style-name="ce10" office:value-type="string" calcext:value-type="string">
            <text:p>Manuell</text:p>
          </table:table-cell>
          <table:table-cell table:number-columns-repeated="2"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Ja</text:p>
          </table:table-cell>
          <table:table-cell table:number-columns-repeated="2" table:style-name="ce20" office:value-type="string" calcext:value-type="string">
            <text:p>4 av 4</text:p>
          </table:table-cell>
          <table:table-cell table:style-name="ce14" office:value-type="string" calcext:value-type="string">
            <text:p>Data mottatt, kontroll kan utføres.</text:p>
          </table:table-cell>
          <table:table-cell table:style-name="ce21"/>
          <table:table-cell table:number-columns-repeated="1013"/>
        </table:table-row>
        <table:table-row table:style-name="ro1" table:number-rows-repeated="4">
          <table:table-cell table:style-name="ce2"/>
          <table:table-cell table:style-name="ce5"/>
          <table:table-cell table:style-name="ce12"/>
          <table:table-cell table:style-name="ce14" table:number-columns-repeated="4"/>
          <table:table-cell table:style-name="ce22" table:number-columns-repeated="2"/>
          <table:table-cell table:style-name="ce14"/>
          <table:table-cell table:style-name="ce21"/>
          <table:table-cell table:number-columns-repeated="1013"/>
        </table:table-row>
        <table:table-row table:style-name="ro1" table:number-rows-repeated="2">
          <table:table-cell table:style-name="ce3"/>
          <table:table-cell table:style-name="ce6"/>
          <table:table-cell table:style-name="ce13"/>
          <table:table-cell table:style-name="ce15" table:number-columns-repeated="4"/>
          <table:table-cell table:style-name="ce23" table:number-columns-repeated="2"/>
          <table:table-cell table:style-name="ce15"/>
          <table:table-cell table:style-name="ce27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2:43:36.608930288</meta:creation-date>
    <dc:date>2023-10-01T23:48:12.676427029</dc:date>
    <meta:editing-duration>PT4H14M23S</meta:editing-duration>
    <meta:editing-cycles>13</meta:editing-cycles>
    <meta:generator>LibreOffice/7.3.7.2$Linux_X86_64 LibreOffice_project/30$Build-2</meta:generator>
    <meta:document-statistic meta:table-count="1" meta:cell-count="253" meta:object-count="0"/>
  </office:meta>
</office:document-meta>
</file>